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461c" officeooo:paragraph-rsid="0016461c" style:font-weight-asian="bold" style:font-weight-complex="bold"/>
    </style:style>
    <style:style style:name="P2" style:family="paragraph" style:parent-style-name="Standard" style:list-style-name="L1">
      <style:text-properties fo:font-weight="bold" officeooo:rsid="00168d9c" officeooo:paragraph-rsid="00168d9c" style:font-weight-asian="bold" style:font-weight-complex="bold"/>
    </style:style>
    <style:style style:name="P3" style:family="paragraph" style:parent-style-name="Standard">
      <style:text-properties fo:font-weight="bold" officeooo:rsid="00168d9c" officeooo:paragraph-rsid="00168d9c" style:font-weight-asian="bold" style:font-weight-complex="bold"/>
    </style:style>
    <style:style style:name="P4" style:family="paragraph" style:parent-style-name="Standard">
      <style:text-properties fo:font-weight="bold" officeooo:rsid="00186c2c" officeooo:paragraph-rsid="00186c2c" style:font-weight-asian="bold" style:font-weight-complex="bold"/>
    </style:style>
    <style:style style:name="P5" style:family="paragraph" style:parent-style-name="Standard" style:list-style-name="L2">
      <style:text-properties fo:font-weight="bold" officeooo:rsid="00186c2c" officeooo:paragraph-rsid="00186c2c" style:font-weight-asian="bold" style:font-weight-complex="bold"/>
    </style:style>
    <style:style style:name="P6" style:family="paragraph" style:parent-style-name="Standard">
      <style:text-properties fo:font-weight="normal" officeooo:rsid="00168d9c" officeooo:paragraph-rsid="00168d9c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1a08c4" officeooo:paragraph-rsid="001a08c4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b0377" officeooo:paragraph-rsid="001b0377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bc094" officeooo:paragraph-rsid="001bc09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14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LEVELS AND REBOOTING</text:p>
      <text:p text:style-name="P1"/>
      <text:list xml:id="list4527238762847523074" text:style-name="L1">
        <text:list-item>
          <text:p text:style-name="P2">Runlevels</text:p>
        </text:list-item>
        <text:list-item>
          <text:p text:style-name="P2">inittab</text:p>
        </text:list-item>
        <text:list-item>
          <text:p text:style-name="P2">init.d</text:p>
        </text:list-item>
        <text:list-item>
          <text:p text:style-name="P2">init/telinit</text:p>
        </text:list-item>
        <text:list-item>
          <text:p text:style-name="P2">reboot</text:p>
        </text:list-item>
        <text:list-item>
          <text:p text:style-name="P2">shutdown</text:p>
        </text:list-item>
        <text:list-item>
          <text:p text:style-name="P2">upstart</text:p>
        </text:list-item>
      </text:list>
      <text:p text:style-name="P3"/>
      <text:p text:style-name="P6">Several different <text:span text:style-name="T1">run levels</text:span>.</text:p>
      <text:p text:style-name="P6"/>
      <text:p text:style-name="P4">Run levels –<text:span text:style-name="T2"> think them as modes that Linux computer runs in. Some standardized. </text:span></text:p>
      <text:p text:style-name="P4"><text:span text:style-name="T2"/></text:p>
      <text:p text:style-name="P4">Runlevels:</text:p>
      <text:list xml:id="list6140507865117692111" text:style-name="L2">
        <text:list-item>
          <text:p text:style-name="P5">0 – Halt</text:p>
          <text:list>
            <text:list-item>
              <text:p text:style-name="P7">Stop or halt system. Standard across all distros</text:p>
            </text:list-item>
          </text:list>
        </text:list-item>
        <text:list-item>
          <text:p text:style-name="P5">1 – Single User Mode (recover)</text:p>
          <text:list>
            <text:list-item>
              <text:p text:style-name="P7">Ubuntu calls it recovery. Do not usually need password to log in as root. Standard</text:p>
            </text:list-item>
          </text:list>
        </text:list-item>
        <text:list-item>
          <text:p text:style-name="P5">2 – Debian/Ubuntu-Default</text:p>
          <text:list>
            <text:list-item>
              <text:p text:style-name="P7">Different distros use run levels differently. Default in Ubuntu/Debian. <text:span text:style-name="T3">Allow option to start GUI or not</text:span></text:p>
            </text:list-item>
          </text:list>
        </text:list-item>
        <text:list-item>
          <text:p text:style-name="P5">3 – Redhat/SUSE – text mode</text:p>
        </text:list-item>
        <text:list-item>
          <text:p text:style-name="P5">4 – Wildcard (not used by default)</text:p>
          <text:list>
            <text:list-item>
              <text:p text:style-name="P8">User can make own run-level</text:p>
            </text:list-item>
          </text:list>
        </text:list-item>
        <text:list-item>
          <text:p text:style-name="P5">5 – Redhat/SUSE – GUI mode</text:p>
        </text:list-item>
        <text:list-item>
          <text:p text:style-name="P5">6 - <text:s/>Reboot</text:p>
          <text:list>
            <text:list-item>
              <text:p text:style-name="P9">System goes into this run-level when user tries reboot syste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3:54:33.904430650</meta:creation-date>
    <meta:generator>LibreOffice/5.0.6.2$Linux_X86_64 LibreOffice_project/00m0$Build-2</meta:generator>
    <dc:date>2017-01-06T14:02:37.016765443</dc:date>
    <meta:editing-duration>PT8M</meta:editing-duration>
    <meta:editing-cycles>7</meta:editing-cycles>
    <meta:document-statistic meta:table-count="0" meta:image-count="0" meta:object-count="0" meta:page-count="1" meta:paragraph-count="23" meta:word-count="127" meta:character-count="700" meta:non-whitespace-character-count="604"/>
  </office:meta>
</office:document-meta>
</file>